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ce2"/>
        <table:table-row table:style-name="ro1">
          <table:table-cell table:style-name="ce1" office:value-type="string" calcext:value-type="string" table:number-columns-spanned="4" table:number-rows-spanned="1">
            <text:p>RGB-D Bonn Static Dataset</text:p>
          </table:table-cell>
          <table:covered-table-cell table:number-columns-repeated="3" table:style-name="ce1"/>
        </table:table-row>
        <table:table-row table:style-name="ro1">
          <table:table-cell table:style-name="ce1" office:value-type="string" calcext:value-type="string" table:number-columns-spanned="2" table:number-rows-spanned="1">
            <text:p>Monocular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Fast-Depth</text:p>
          </table:table-cell>
          <table:covered-table-cell table:style-name="ce1"/>
        </table:table-row>
        <table:table-row table:style-name="ro1">
          <table:table-cell table:style-name="ce1" office:value-type="string" calcext:value-type="string">
            <text:p>RMSE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string" calcext:value-type="string">
            <text:p>RMSE</text:p>
          </table:table-cell>
          <table:table-cell table:style-name="ce1" office:value-type="string" calcext:value-type="string">
            <text:p>Scale</text:p>
          </table:table-cell>
        </table:table-row>
        <table:table-row table:style-name="ro2">
          <table:table-cell office:value-type="float" office:value="0.173853" calcext:value-type="float">
            <text:p>0.173853</text:p>
          </table:table-cell>
          <table:table-cell office:value-type="float" office:value="4.720917" calcext:value-type="float">
            <text:p>4.720917</text:p>
          </table:table-cell>
          <table:table-cell office:value-type="float" office:value="0.407798" calcext:value-type="float">
            <text:p>0.407798</text:p>
          </table:table-cell>
          <table:table-cell office:value-type="float" office:value="0.13436" calcext:value-type="float">
            <text:p>0.13436</text:p>
          </table:table-cell>
        </table:table-row>
        <table:table-row table:style-name="ro2">
          <table:table-cell office:value-type="float" office:value="0.046972" calcext:value-type="float">
            <text:p>0.046972</text:p>
          </table:table-cell>
          <table:table-cell office:value-type="float" office:value="2.09401" calcext:value-type="float">
            <text:p>2.09401</text:p>
          </table:table-cell>
          <table:table-cell office:value-type="float" office:value="0.378034" calcext:value-type="float">
            <text:p>0.378034</text:p>
          </table:table-cell>
          <table:table-cell office:value-type="float" office:value="2.006042" calcext:value-type="float">
            <text:p>2.006042</text:p>
          </table:table-cell>
        </table:table-row>
        <table:table-row table:style-name="ro2">
          <table:table-cell office:value-type="float" office:value="0.183541" calcext:value-type="float">
            <text:p>0.183541</text:p>
          </table:table-cell>
          <table:table-cell office:value-type="float" office:value="2.841098" calcext:value-type="float">
            <text:p>2.841098</text:p>
          </table:table-cell>
          <table:table-cell office:value-type="float" office:value="0.368471" calcext:value-type="float">
            <text:p>0.368471</text:p>
          </table:table-cell>
          <table:table-cell office:value-type="float" office:value="0.131655" calcext:value-type="float">
            <text:p>0.131655</text:p>
          </table:table-cell>
        </table:table-row>
        <table:table-row table:style-name="ro2">
          <table:table-cell office:value-type="float" office:value="0.347747" calcext:value-type="float">
            <text:p>0.347747</text:p>
          </table:table-cell>
          <table:table-cell office:value-type="float" office:value="2.384229" calcext:value-type="float">
            <text:p>2.384229</text:p>
          </table:table-cell>
          <table:table-cell office:value-type="float" office:value="0.279124" calcext:value-type="float">
            <text:p>0.279124</text:p>
          </table:table-cell>
          <table:table-cell office:value-type="float" office:value="0.136658" calcext:value-type="float">
            <text:p>0.136658</text:p>
          </table:table-cell>
        </table:table-row>
        <table:table-row table:style-name="ro2">
          <table:table-cell office:value-type="float" office:value="0.137432" calcext:value-type="float">
            <text:p>0.137432</text:p>
          </table:table-cell>
          <table:table-cell office:value-type="float" office:value="2.693707" calcext:value-type="float">
            <text:p>2.693707</text:p>
          </table:table-cell>
          <table:table-cell office:value-type="float" office:value="0.155154" calcext:value-type="float">
            <text:p>0.155154</text:p>
          </table:table-cell>
          <table:table-cell office:value-type="float" office:value="0.132484" calcext:value-type="float">
            <text:p>0.132484</text:p>
          </table:table-cell>
        </table:table-row>
        <table:table-row table:style-name="ro2">
          <table:table-cell office:value-type="float" office:value="1.748834" calcext:value-type="float">
            <text:p>1.748834</text:p>
          </table:table-cell>
          <table:table-cell office:value-type="float" office:value="10.905149" calcext:value-type="float">
            <text:p>10.905149</text:p>
          </table:table-cell>
          <table:table-cell office:value-type="float" office:value="0.41533" calcext:value-type="float">
            <text:p>0.41533</text:p>
          </table:table-cell>
          <table:table-cell office:value-type="float" office:value="0.131228" calcext:value-type="float">
            <text:p>0.131228</text:p>
          </table:table-cell>
        </table:table-row>
        <table:table-row table:style-name="ro2">
          <table:table-cell office:value-type="float" office:value="1.076591" calcext:value-type="float">
            <text:p>1.076591</text:p>
          </table:table-cell>
          <table:table-cell office:value-type="float" office:value="14.605865" calcext:value-type="float">
            <text:p>14.605865</text:p>
          </table:table-cell>
          <table:table-cell office:value-type="float" office:value="0.178707" calcext:value-type="float">
            <text:p>0.178707</text:p>
          </table:table-cell>
          <table:table-cell office:value-type="float" office:value="0.1327" calcext:value-type="float">
            <text:p>0.1327</text:p>
          </table:table-cell>
        </table:table-row>
        <table:table-row table:style-name="ro2">
          <table:table-cell office:value-type="float" office:value="1.455232" calcext:value-type="float">
            <text:p>1.455232</text:p>
          </table:table-cell>
          <table:table-cell office:value-type="float" office:value="16.584435" calcext:value-type="float">
            <text:p>16.584435</text:p>
          </table:table-cell>
          <table:table-cell office:value-type="float" office:value="0.644142" calcext:value-type="float">
            <text:p>0.644142</text:p>
          </table:table-cell>
          <table:table-cell office:value-type="float" office:value="0.133441" calcext:value-type="float">
            <text:p>0.133441</text:p>
          </table:table-cell>
        </table:table-row>
        <table:table-row table:style-name="ro2">
          <table:table-cell office:value-type="float" office:value="1.08047" calcext:value-type="float">
            <text:p>1.08047</text:p>
          </table:table-cell>
          <table:table-cell office:value-type="float" office:value="7.771409" calcext:value-type="float">
            <text:p>7.771409</text:p>
          </table:table-cell>
          <table:table-cell office:value-type="float" office:value="0.198874" calcext:value-type="float">
            <text:p>0.198874</text:p>
          </table:table-cell>
          <table:table-cell office:value-type="float" office:value="0.134877" calcext:value-type="float">
            <text:p>0.134877</text:p>
          </table:table-cell>
        </table:table-row>
        <table:table-row table:style-name="ro2">
          <table:table-cell office:value-type="float" office:value="0.670138" calcext:value-type="float">
            <text:p>0.670138</text:p>
          </table:table-cell>
          <table:table-cell office:value-type="float" office:value="1.789896" calcext:value-type="float">
            <text:p>1.789896</text:p>
          </table:table-cell>
          <table:table-cell office:value-type="float" office:value="0.530287" calcext:value-type="float">
            <text:p>0.530287</text:p>
          </table:table-cell>
          <table:table-cell office:value-type="float" office:value="0.150622" calcext:value-type="float">
            <text:p>0.150622</text:p>
          </table:table-cell>
        </table:table-row>
        <table:table-row table:style-name="ro1">
          <table:table-cell table:style-name="ce1" office:value-type="string" calcext:value-type="string" table:number-columns-spanned="4" table:number-rows-spanned="1">
            <text:p>Averages</text:p>
          </table:table-cell>
          <table:covered-table-cell table:number-columns-repeated="3"/>
        </table:table-row>
        <table:table-row table:style-name="ro2">
          <table:table-cell table:formula="of:=AVERAGE([.A4:.A13])" office:value-type="float" office:value="0.692081" calcext:value-type="float">
            <text:p>0.692081</text:p>
          </table:table-cell>
          <table:table-cell table:formula="of:=AVERAGE([.B4:.B13])" office:value-type="float" office:value="6.6390715" calcext:value-type="float">
            <text:p>6.6390715</text:p>
          </table:table-cell>
          <table:table-cell table:formula="of:=AVERAGE([.C4:.C13])" office:value-type="float" office:value="0.3555921" calcext:value-type="float">
            <text:p>0.3555921</text:p>
          </table:table-cell>
          <table:table-cell table:formula="of:=AVERAGE([.D4:.D13])" office:value-type="float" office:value="0.3224067" calcext:value-type="float">
            <text:p>0.322406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1T20:57:00.706850534</meta:creation-date>
    <dc:date>2023-12-01T22:34:30.433276643</dc:date>
    <meta:editing-duration>PT1H6M54S</meta:editing-duration>
    <meta:editing-cycles>12</meta:editing-cycles>
    <meta:generator>LibreOffice/7.3.7.2$Linux_X86_64 LibreOffice_project/30$Build-2</meta:generator>
    <meta:document-statistic meta:table-count="1" meta:cell-count="52" meta:object-count="0"/>
  </office:meta>
</office:document-meta>
</file>